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5fed"/>
    </style:style>
    <style:style style:name="P2" style:family="paragraph" style:parent-style-name="Standard">
      <style:text-properties officeooo:rsid="000b5fed" officeooo:paragraph-rsid="000b5fed"/>
    </style:style>
    <style:style style:name="P3" style:family="paragraph" style:parent-style-name="Standard">
      <style:text-properties officeooo:rsid="000b5fed" officeooo:paragraph-rsid="000b5fed"/>
    </style:style>
    <style:style style:name="T1" style:family="text">
      <style:text-properties officeooo:rsid="000b5f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</text:p>
      <text:p text:style-name="P1"><text:tab/>a) <text:tab/>¬∃x P(x)</text:p>
      <text:p text:style-name="Standard"><text:tab/>b) <text:tab/>∃x ¬P(x)</text:p>
      <text:p text:style-name="Standard"><text:tab/>c) <text:tab/>∃x P(x)</text:p>
      <text:p text:style-name="Standard"><text:tab/>d) <text:tab/>∃x∃y (x ≠ y ∧ P(x) ∧ P(y))</text:p>
      <text:p text:style-name="Standard"><text:tab/>e) <text:tab/>∀x∀y ((P(x) ∧ P(y)) → x = y)</text:p>
      <text:p text:style-name="Standard"><text:tab/>f) <text:tab/>∃x P(x) ∧ ∀y (P(y) → y = x)</text:p>
      <text:p text:style-name="Standard"><text:tab/>g) <text:tab/>∀x (P(x) → Q(x))</text:p>
      <text:p text:style-name="Standard"><text:tab/>h) <text:tab/>∀x (Q(x) → P(x))</text:p>
      <text:p text:style-name="Standard"/>
      <text:p text:style-name="P2">2)</text:p>
      <text:p text:style-name="P2"><text:tab/>b) <text:tab/>(∃a, b ∈ N) [(x = a × y + b × z) ∧ (a = b)]</text:p>
      <text:p text:style-name="P1"><text:span text:style-name="T1"><text:tab/>c) <text:tab/>(</text:span>∀m ∈ N<text:span text:style-name="T1">)</text:span> [(y | m ∧ z | m) → (∀n ∈ N)[((y | n ∧ z | n) → (m ≤ n)) ∧ (m = x)]]</text:p>
      <text:p text:style-name="P1"><text:span text:style-name="T1"><text:tab/>d) <text:tab/></text:span>(x = 3) ∨ (x = 1) ∨ (∀a, b ∈ N [(x = a × b) → ((a = 1) ∨ (b = 1))]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3:05:17.410434274</meta:creation-date>
    <dc:date>2024-02-19T12:22:41.408069450</dc:date>
    <meta:editing-duration>PT1H31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22" meta:character-count="381" meta:non-whitespace-character-count="250"/>
  </office:meta>
</office:document-meta>
</file>